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251cm"/>
        </style:tab-stops>
      </style:paragraph-properties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>
        <style:tab-stops>
          <style:tab-stop style:position="2.251cm"/>
        </style:tab-stops>
      </style:paragraph-properties>
      <style:text-properties fo:font-style="italic" style:font-style-asian="italic" style:font-style-complex="italic"/>
    </style:style>
    <style:style style:name="P4" style:family="paragraph" style:parent-style-name="Standard">
      <style:paragraph-properties>
        <style:tab-stops>
          <style:tab-stop style:position="2.251cm"/>
        </style:tab-stops>
      </style:paragraph-properties>
      <style:text-properties officeooo:rsid="00187022" officeooo:paragraph-rsid="00187022"/>
    </style:style>
    <style:style style:name="P5" style:family="paragraph" style:parent-style-name="Standard" style:master-page-name="Standard">
      <style:paragraph-properties style:page-number="auto">
        <style:tab-stops>
          <style:tab-stop style:position="2.251cm"/>
        </style:tab-stops>
      </style:paragraph-properties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1">
      <style:paragraph-properties fo:text-align="justify" style:justify-single-word="false"/>
    </style:style>
    <style:style style:name="P8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ysteme de classe avec un ultimate par classe </text:p>
      <text:p text:style-name="P1">Chaque classe aura des bonus spécifiques pour les tours ou des malus pour les creeps</text:p>
      <text:p text:style-name="P1">Systeme d’xp</text:p>
      <text:p text:style-name="P1">Sous pour acheter ou débloquer des améliorations des tours</text:p>
      <text:p text:style-name="P1">Payer en € pour avoir plus de sous...</text:p>
      <text:p text:style-name="P1">Système magicka</text:p>
      <text:p text:style-name="P1">Différentes maps (chemin prédéfini), système de génération aléatoire</text:p>
      <text:p text:style-name="P1">Différents creeps + boss</text:p>
      <text:p text:style-name="P1">Editeur de map et ptet de tours et de perso ?</text:p>
      <text:p text:style-name="P1">2D vue du dessus, chaque entité (tour...) tient dans un carré</text:p>
      <text:p text:style-name="P1">Plusieurs difficulté, Mode Endless</text:p>
      <text:p text:style-name="P3">Un héros (qui représente une classe) (celui qui va construire les tours) ??</text:p>
      <text:p text:style-name="P1">Pouvoir acheter des jokers</text:p>
      <text:p text:style-name="P1">Malus/bonus selon certaines maps<text:bookmark text:name="_GoBack"/></text:p>
      <text:p text:style-name="P1"/>
      <text:p text:style-name="P4">- Tours au corps-à-corps</text:p>
      <text:p text:style-name="P4">- Tours à distance</text:p>
      <text:p text:style-name="P1"/>
      <text:p text:style-name="Standard">Creeps :</text:p>
      <text:list xml:id="list722508084" text:style-name="WWNum1">
        <text:list-item>
          <text:p text:style-name="P6">Normaux :</text:p>
        </text:list-item>
        <text:list-item>
          <text:p text:style-name="P6">Armure : +armure</text:p>
        </text:list-item>
        <text:list-item>
          <text:p text:style-name="P6">Speeders : +vitesse</text:p>
        </text:list-item>
        <text:list-item>
          <text:p text:style-name="P6">Aériens : +vol</text:p>
        </text:list-item>
        <text:list-item>
          <text:p text:style-name="P6">Invisible : +invisibilité</text:p>
        </text:list-item>
      </text:list>
      <text:p text:style-name="List_20_Paragraph"/>
      <text:p text:style-name="P8">Type de défense :</text:p>
      <text:list xml:id="list192053453774878" text:continue-numbering="true" text:style-name="WWNum1">
        <text:list-item>
          <text:p text:style-name="P7">Eau : Ralenti++</text:p>
        </text:list-item>
        <text:list-item>
          <text:p text:style-name="P7">Froid : Ralenti+</text:p>
        </text:list-item>
        <text:list-item>
          <text:p text:style-name="P7">Glace : Ralenti+++</text:p>
        </text:list-item>
        <text:list-item>
          <text:p text:style-name="P7">Electricité : Splash sur Air</text:p>
        </text:list-item>
        <text:list-item>
          <text:p text:style-name="P7">Feu : Buff enflammer</text:p>
        </text:list-item>
        <text:list-item>
          <text:p text:style-name="P7">Laser : </text:p>
        </text:list-item>
        <text:list-item>
          <text:p text:style-name="P7">Roche : Splash sur Sol</text:p>
        </text:list-item>
        <text:list-item>
          <text:p text:style-name="P7"><text:soft-page-break/>Poison ?</text:p>
        </text:list-item>
        <text:list-item>
          <text:p text:style-name="P7">Soin ?</text:p>
        </text:list-item>
        <text:list-item>
          <text:p text:style-name="P7">Vent</text:p>
        </text:list-item>
        <text:list-item>
          <text:p text:style-name="P7">Ombre</text:p>
        </text:list-item>
        <text:list-item>
          <text:p text:style-name="P7">Sacré</text:p>
        </text:list-item>
        <text:list-item>
          <text:p text:style-name="P7">Aura</text:p>
        </text:list-item>
      </text:list>
      <text:p text:style-name="P2">Combi :</text:p>
      <text:list xml:id="list192053613728414" text:continue-numbering="true" text:style-name="WWNum1">
        <text:list-item>
          <text:p text:style-name="P7">Eau + Froid = Glace</text:p>
        </text:list-item>
        <text:list-item>
          <text:p text:style-name="P7">Eau + Electricite = Critique+</text:p>
        </text:list-item>
        <text:list-item>
          <text:p text:style-name="P7">Eau + Feu = Pas de buff enflammer</text:p>
        </text:list-item>
        <text:list-item>
          <text:p text:style-name="P7">Glace + Roche = Critique++</text:p>
        </text:list-item>
        <text:list-item>
          <text:p text:style-name="P7">Feu + Vent = Buff enflammer++ Critique+</text:p>
        </text:list-item>
        <text:list-item>
          <text:p text:style-name="P7"/>
        </text:list-item>
      </text:list>
      <text:p text:style-name="P2"/>
      <text:p text:style-name="P2">But du jeu :</text:p>
      <text:list xml:id="list192052726580164" text:continue-numbering="true" text:style-name="WWNum1">
        <text:list-item>
          <text:p text:style-name="P7">Grande ligne droite</text:p>
        </text:list-item>
        <text:list-item>
          <text:p text:style-name="P7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MS Mincho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MS Mincho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-asian="Calibri2" style:font-family-asian="Calibri" style:font-family-generic-asian="system" style:font-pitch-asian="variable" style:language-asian="en" style:country-asian="US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</meta:initial-creator>
    <meta:editing-cycles>57</meta:editing-cycles>
    <meta:creation-date>2015-03-05T22:48:00</meta:creation-date>
    <dc:date>2017-11-18T19:20:38.629000000</dc:date>
    <meta:editing-duration>PT1H21M34S</meta:editing-duration>
    <meta:generator>LibreOffice/5.3.7.2$Windows_X86_64 LibreOffice_project/6b8ed514a9f8b44d37a1b96673cbbdd077e24059</meta:generator>
    <meta:document-statistic meta:table-count="0" meta:image-count="0" meta:object-count="0" meta:page-count="2" meta:paragraph-count="46" meta:word-count="229" meta:character-count="1136" meta:non-whitespace-character-count="97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